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6cm" svg:height="1cm" svg:x="6.5cm" svg:y="4cm">
          <text:p text:style-name="P1"><text:span text:style-name="T1">Escribir “Introduce </text:span></text:p>
          <text:p text:style-name="P1"><text:span text:style-name="T1">un númer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6cm">
          <text:p text:style-name="P1"><text:span text:style-name="T1">Leer 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3cm" svg:x2="9.5cm" svg:y2="4cm">
          <text:p text:style-name="P4"/>
        </draw:line>
        <draw:line draw:style-name="gr2" draw:text-style-name="P3" draw:layer="layout" svg:x1="9.5cm" svg:y1="5cm" svg:x2="9.5cm" svg:y2="6cm">
          <text:p text:style-name="P4"/>
        </draw:line>
        <draw:custom-shape draw:style-name="gr1" draw:text-style-name="P2" draw:id="id1" draw:layer="layout" svg:width="4cm" svg:height="2cm" svg:x="7.5cm" svg:y="10cm">
          <text:p text:style-name="P1"><text:span text:style-name="T1">i &lt;= n-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7.5cm" svg:y1="10.999cm" svg:x2="6.499cm" svg:y2="12.5cm" draw:start-shape="id1" draw:start-glue-point="5" draw:end-shape="id2" draw:end-glue-point="4">
          <text:p text:style-name="P4"/>
        </draw:connector>
        <draw:custom-shape draw:style-name="gr1" draw:text-style-name="P2" draw:id="id4" draw:layer="layout" svg:width="4cm" svg:height="1cm" svg:x="7.5cm" svg:y="26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line-skew="1cm 2.749cm" svg:x1="11.498cm" svg:y1="10.999cm" svg:x2="9.499cm" svg:y2="19.5cm" draw:start-shape="id1" draw:start-glue-point="7" draw:end-shape="id3" draw:end-glue-point="4">
          <text:p text:style-name="P4"/>
        </draw:connector>
        <draw:line draw:style-name="gr2" draw:text-style-name="P3" draw:layer="layout" svg:x1="9.5cm" svg:y1="7cm" svg:x2="9.5cm" svg:y2="8cm">
          <text:p text:style-name="P4"/>
        </draw:line>
        <draw:frame draw:style-name="gr3" draw:text-style-name="P5" draw:layer="layout" svg:width="2.5cm" svg:height="0.776cm" svg:x="5.5cm" svg:y="11cm">
          <draw:text-box>
            <text:p text:style-name="P4"><text:span text:style-name="T1">sí</text:span></text:p>
          </draw:text-box>
        </draw:frame>
        <draw:frame draw:style-name="gr3" draw:text-style-name="P5" draw:layer="layout" svg:width="2.5cm" svg:height="0.776cm" svg:x="13cm" svg:y="11cm">
          <draw:text-box>
            <text:p text:style-name="P4"><text:span text:style-name="T1">no</text:span></text:p>
          </draw:text-box>
        </draw:frame>
        <draw:connector draw:style-name="gr2" draw:text-style-name="P3" draw:layer="layout" svg:x1="9.499cm" svg:y1="25cm" svg:x2="9.499cm" svg:y2="26.5cm" draw:end-shape="id4" draw:end-glue-point="4">
          <text:p text:style-name="P4"/>
        </draw:connector>
        <draw:custom-shape draw:style-name="gr1" draw:text-style-name="P2" draw:layer="layout" svg:width="4cm" svg:height="1cm" svg:x="7.5cm" svg:y="8cm">
          <text:p text:style-name="P1"><text:span text:style-name="T1">es_primo = verdadero</text:span></text:p>
          <draw:enhanced-geometry svg:viewBox="0 0 21600 21600" draw:type="rectangle" draw:enhanced-path="M 0 0 L 21600 0 21600 21600 0 21600 0 0 Z N"/>
        </draw:custom-shape>
        <draw:line draw:style-name="gr2" draw:text-style-name="P3" draw:id="id5" draw:layer="layout" svg:x1="9.5cm" svg:y1="9cm" svg:x2="9.5cm" svg:y2="10cm">
          <text:p text:style-name="P4"/>
        </draw:line>
        <draw:frame draw:style-name="gr3" draw:text-style-name="P5" draw:layer="layout" svg:width="2.5cm" svg:height="0.776cm" svg:x="9.5cm" svg:y="9.224cm">
          <draw:text-box>
            <text:p text:style-name="P4"><text:span text:style-name="T1">i = 2</text:span></text:p>
          </draw:text-box>
        </draw:frame>
        <draw:custom-shape draw:style-name="gr1" draw:text-style-name="P2" draw:id="id6" draw:layer="layout" svg:width="3.5cm" svg:height="1cm" svg:x="2.5cm" svg:y="15cm">
          <text:p text:style-name="P1"><text:span text:style-name="T1">es_primo = fals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id="id8" draw:layer="layout" draw:line-skew="-4.891cm" svg:x1="2.138cm" svg:y1="19.056cm" svg:x2="9.5cm" svg:y2="10cm" draw:end-shape="id5" draw:end-glue-point="2">
          <text:p text:style-name="P4"/>
        </draw:connector>
        <draw:custom-shape draw:style-name="gr1" draw:text-style-name="P2" draw:id="id2" draw:layer="layout" svg:width="3cm" svg:height="2cm" svg:x="5cm" svg:y="12.5cm">
          <text:p text:style-name="P1"><text:span text:style-name="T1">n % i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5cm" svg:y1="13.499cm" svg:x2="4.25cm" svg:y2="15cm" draw:start-shape="id2" draw:start-glue-point="5" draw:end-shape="id6">
          <text:p text:style-name="P4"/>
        </draw:connector>
        <draw:custom-shape draw:style-name="gr4" draw:text-style-name="P3" draw:id="id7" draw:layer="layout" svg:width="0.666cm" svg:height="0.5cm" svg:x="6.12cm" svg:y="17.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svg:x1="4.25cm" svg:y1="16cm" svg:x2="6.12cm" svg:y2="17.749cm" draw:start-shape="id6" draw:start-glue-point="2" draw:end-shape="id7" draw:end-glue-point="6">
          <text:p text:style-name="P4"/>
        </draw:connector>
        <draw:connector draw:style-name="gr2" draw:text-style-name="P3" draw:layer="layout" svg:x1="8cm" svg:y1="13.499cm" svg:x2="6.785cm" svg:y2="17.749cm" draw:start-shape="id2" draw:start-glue-point="7" draw:end-shape="id7" draw:end-glue-point="10">
          <text:p text:style-name="P4"/>
        </draw:connector>
        <draw:connector draw:style-name="gr2" draw:text-style-name="P3" draw:layer="layout" draw:line-skew="-0.781cm" svg:x1="6.452cm" svg:y1="18cm" svg:x2="2.138cm" svg:y2="19.056cm" draw:start-shape="id7" draw:start-glue-point="8" draw:end-shape="id8" draw:end-glue-point="2">
          <text:p text:style-name="P4"/>
        </draw:connector>
        <draw:frame draw:style-name="gr3" draw:text-style-name="P5" draw:layer="layout" svg:width="2.5cm" svg:height="0.776cm" svg:x="3.5cm" svg:y="13.724cm">
          <draw:text-box>
            <text:p text:style-name="P4"><text:span text:style-name="T1">sí</text:span></text:p>
          </draw:text-box>
        </draw:frame>
        <draw:frame draw:style-name="gr3" draw:text-style-name="P5" draw:layer="layout" svg:width="2.5cm" svg:height="0.776cm" svg:x="8.5cm" svg:y="13.724cm">
          <draw:text-box>
            <text:p text:style-name="P4"><text:span text:style-name="T1">no</text:span></text:p>
          </draw:text-box>
        </draw:frame>
        <draw:custom-shape draw:style-name="gr1" draw:text-style-name="P2" draw:id="id3" draw:layer="layout" svg:width="3cm" svg:height="2cm" svg:x="8cm" svg:y="19.5cm">
          <text:p text:style-name="P1"><text:span text:style-name="T1">es_prim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8cm" svg:y1="20.499cm" svg:x2="5.999cm" svg:y2="22cm" draw:start-shape="id3" draw:start-glue-point="5" draw:end-shape="id9" draw:end-glue-point="5">
          <text:p text:style-name="P4"/>
        </draw:connector>
        <draw:custom-shape draw:style-name="gr4" draw:text-style-name="P3" draw:id="id10" draw:layer="layout" svg:width="0.666cm" svg:height="0.5cm" svg:x="9.12cm" svg:y="24.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svg:x1="5.999cm" svg:y1="23cm" svg:x2="9.12cm" svg:y2="24.749cm" draw:start-shape="id9" draw:start-glue-point="8" draw:end-shape="id10" draw:end-glue-point="6">
          <text:p text:style-name="P4"/>
        </draw:connector>
        <draw:connector draw:style-name="gr2" draw:text-style-name="P3" draw:layer="layout" svg:x1="11cm" svg:y1="20.499cm" svg:x2="12.999cm" svg:y2="22cm" draw:start-shape="id3" draw:start-glue-point="7" draw:end-shape="id11" draw:end-glue-point="5">
          <text:p text:style-name="P4"/>
        </draw:connector>
        <draw:frame draw:style-name="gr3" draw:text-style-name="P5" draw:layer="layout" svg:width="2.5cm" svg:height="0.776cm" svg:x="5cm" svg:y="20.5cm">
          <draw:text-box>
            <text:p text:style-name="P4"><text:span text:style-name="T1">sí</text:span></text:p>
          </draw:text-box>
        </draw:frame>
        <draw:custom-shape draw:style-name="gr1" draw:text-style-name="P2" draw:id="id9" draw:layer="layout" svg:width="6cm" svg:height="1cm" svg:x="3cm" svg:y="22cm">
          <text:p text:style-name="P1"><text:span text:style-name="T1">Escribir “El número”, n, </text:span></text:p>
          <text:p text:style-name="P1"><text:span text:style-name="T1">“</text:span><text:span text:style-name="T1">es prim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11" draw:layer="layout" svg:width="6cm" svg:height="1cm" svg:x="10cm" svg:y="22cm">
          <text:p text:style-name="P1"><text:span text:style-name="T1">Escribir “El número”, n, </text:span></text:p>
          <text:p text:style-name="P1"><text:span text:style-name="T1">“</text:span><text:span text:style-name="T1">es prim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12.999cm" svg:y1="23cm" svg:x2="9.785cm" svg:y2="24.749cm" draw:start-shape="id11" draw:start-glue-point="8" draw:end-shape="id10" draw:end-glue-point="10">
          <text:p text:style-name="P4"/>
        </draw:connector>
        <draw:frame draw:style-name="gr3" draw:text-style-name="P5" draw:layer="layout" svg:width="2.5cm" svg:height="0.776cm" svg:x="13cm" svg:y="20.5cm">
          <draw:text-box>
            <text:p text:style-name="P4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lfredo</meta:initial-creator>
    <meta:creation-date>2008-09-29T09:09:13</meta:creation-date>
    <dc:creator>Alfredo</dc:creator>
    <dc:date>2008-10-04T18:36:52</dc:date>
    <meta:editing-cycles>6</meta:editing-cycles>
    <meta:editing-duration>PT26M25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6"/>
  </office:meta>
</office:document-meta>
</file>